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956cm" table:align="right" style:may-break-between-rows="false"/>
    </style:style>
    <style:style style:name="Tabela2.A" style:family="table-column">
      <style:table-column-properties style:column-width="16.956cm"/>
    </style:style>
    <style:style style:name="Tabela2.A1" style:family="table-cell">
      <style:table-cell-properties style:vertical-align="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83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P3" style:family="paragraph" style:parent-style-name="Nagłówki">
      <style:text-properties fo:font-style="italic" style:font-style-asian="italic" style:font-style-complex="italic"/>
    </style:style>
    <style:style style:name="P4" style:family="paragraph" style:parent-style-name="Table_20_Heading">
      <style:paragraph-properties fo:margin-top="0cm" fo:margin-bottom="0cm" loext:contextual-spacing="false" fo:line-height="150%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5" style:family="paragraph" style:parent-style-name="Głowki">
      <style:paragraph-properties fo:break-before="column"/>
    </style:style>
    <style:style style:name="P6" style:family="paragraph" style:parent-style-name="Kropki" style:list-style-name="L1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Kolumny,sekcje i tabele</text:p>
          </table:table-cell>
        </table:table-row>
      </table:table>
      <text:p text:style-name="Góra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Głowki">Czesław Miłosz (1911-2004)</text:p>
        <text:p text:style-name="P1"/>
        <text:p text:style-name="Nagłowki">Który skrzywdziłeś</text:p>
        <text:p text:style-name="P1"/>
        <text:p text:style-name="Podgłowki">Który skrzywdziłeś człowieka prostego</text:p>
        <text:p text:style-name="Podgłowki">Śmiechem nad krzywdą jego wybuchając,</text:p>
        <text:p text:style-name="Podgłowki">Gromadę błaznów koło siebie mając</text:p>
        <text:p text:style-name="Podgłowki">Na pomieszanie dobrego i złego,</text:p>
        <text:p text:style-name="Podgłowki">Choćby przed tobą wszyscy się skłonili</text:p>
        <text:p text:style-name="Podgłowki">Cnotę i mądrość tobie przypisując,</text:p>
        <text:p text:style-name="Podgłowki">Złote medale na twoją cześć kując,</text:p>
        <text:p text:style-name="Podgłowki">Radzi że jeszcze jeden dzień przeżyli,</text:p>
        <text:p text:style-name="Podgłowki"/>
        <text:p text:style-name="Podgłowki">Nie bądź bezpieczny. Poeta pamięta</text:p>
        <text:p text:style-name="Podgłowki">Możesz go zabić - narodzi się nowy.</text:p>
        <text:p text:style-name="Podgłowki">Spisane będą czyny i rozmowy.</text:p>
        <text:p text:style-name="Podgłowki"/>
        <text:p text:style-name="Podgłowki">Lepszy dla ciebie byłby świt zimowy</text:p>
        <text:p text:style-name="Podgłowki">I sznur i gałąź pod ciężarem zgięta.</text:p>
        <text:p text:style-name="Podgłowki"/>
        <text:p text:style-name="P2">Washington D.C., 1950 (Światło dzienne, 1953)</text:p>
        <text:p text:style-name="P1"/>
        <text:p text:style-name="P1"/>
        <text:p text:style-name="P5">Ernest Bryll (ur. 1935)</text:p>
        <text:p text:style-name="P1"/>
        <text:p text:style-name="Nagłowki">Ten, który…</text:p>
        <text:p text:style-name="P1"/>
        <text:p text:style-name="Podgłowki">Ten, który skrzywdził człowieka prostego</text:p>
        <text:p text:style-name="Podgłowki">Wynajdzie rymopisów, co wszystko wymażą</text:p>
        <text:p text:style-name="Podgłowki">i historyka w dowodach zręcznego</text:p>
        <text:p text:style-name="Podgłowki">Który wyrzeźbi dzieje z tak dostojną twarzą</text:p>
        <text:p text:style-name="Podgłowki">Jak nigdy w dziejach nie bywało.</text:p>
        <text:p text:style-name="Podgłowki">Ten, który zbrodnię czynił - byle wszystko cało</text:p>
        <text:p text:style-name="Podgłowki">Znajdzie w ciemności wieków swoją sprawiedliwość</text:p>
        <text:p text:style-name="Podgłowki">Chociaż siał burze, słodkie zbierze ziarno.</text:p>
        <text:p text:style-name="Podgłowki"/>
        <text:p text:style-name="Podgłowki">Takie jest doświadczenie. A my byśmy chcieli</text:p>
        <text:p text:style-name="Podgłowki">Aby się słowa poety lękano</text:p>
        <text:p text:style-name="Podgłowki">By imperatorowie w pomiętej pościeli</text:p>
        <text:p text:style-name="Podgłowki">Pocili się, myśleli - co o nich pisano</text:p>
        <text:p text:style-name="Podgłowki"/>
        <text:p text:style-name="Podgłowki">Takie jest doświadczenie, które zawsze znano</text:p>
        <text:p text:style-name="Podgłowki">I zawsze przeciw głupi poeci lecieli.</text:p>
        <text:p text:style-name="Podgłowki"/>
        <text:p text:style-name="P2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Miłosz, Który skrzywdziłeś</text:p>
          </table:table-cell>
          <table:table-cell table:style-name="Tabela1.B1" office:value-type="string">
            <text:p text:style-name="Nagłówki">Bryll, Ten, który…</text:p>
          </table:table-cell>
        </table:table-row>
        <table:table-row>
          <table:table-cell table:style-name="Tabela1.A2" table:number-columns-spanned="2" office:value-type="string">
            <text:p text:style-name="Podbelki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1504740461" text:style-name="L1">
              <text:list-item>
                <text:p text:style-name="P6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7" office:value-type="string">
            <text:list xml:id="list95530207034905" text:continue-numbering="true" text:style-name="L1">
              <text:list-item>
                <text:p text:style-name="P6">racjonalista odrzucający idealizowanie rzeczywistości;</text:p>
              </text:list-item>
              <text:list-item>
                <text:p text:style-name="P6">ironiczny, sarkastyczny krytyk;</text:p>
              </text:list-item>
              <text:list-item>
                <text:p text:style-name="P6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odbelki">Adresat liryczny</text:p>
          </table:table-cell>
          <table:covered-table-cell/>
        </table:table-row>
        <table:table-row>
          <table:table-cell table:style-name="Tabela1.A7" office:value-type="string">
            <text:list xml:id="list95530320202261" text:continue-numbering="true" text:style-name="L1">
              <text:list-item>
                <text:p text:style-name="P6">człowiek lekceważący człowieka i normy moralne;</text:p>
              </text:list-item>
              <text:list-item>
                <text:p text:style-name="P6">tyran, zadufany w sobie, pyszny i dumny władca;</text:p>
              </text:list-item>
            </text:list>
          </table:table-cell>
          <table:table-cell table:style-name="Tabela1.B7" office:value-type="string">
            <text:list xml:id="list95531045809341" text:continue-numbering="true" text:style-name="L1">
              <text:list-item>
                <text:p text:style-name="P6">retoryczne "my", czyli "wy" - podm. zdystansowany!</text:p>
              </text:list-item>
              <text:list-item>
                <text:p text:style-name="P6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odbelki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95530990913537" text:continue-numbering="true" text:style-name="L1">
              <text:list-item>
                <text:p text:style-name="P6">spersonalizowany (2 os. lp.) - wzmocnienie groźby;</text:p>
              </text:list-item>
              <text:list-item>
                <text:p text:style-name="P6">strachem podporządkowuje sobie innych;</text:p>
              </text:list-item>
              <text:list-item>
                <text:p text:style-name="P6">poddańczo wychwalany i idealizowany;</text:p>
              </text:list-item>
            </text:list>
          </table:table-cell>
          <table:table-cell table:style-name="Tabela1.B7" office:value-type="string">
            <text:list xml:id="list95531983425001" text:continue-numbering="true" text:style-name="L1">
              <text:list-item>
                <text:p text:style-name="P6">uprzedmiotowiony (3 os.) - niedosięgły; cyniczny i szyderczy manipulator; gardzi człowiekiem i prawdą;</text:p>
              </text:list-item>
              <text:list-item>
                <text:p text:style-name="P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ny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alny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główki" style:family="paragraph" style:parent-style-name="Standard" style:class="extra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agłowki" style:family="paragraph" style:parent-style-name="Standard" style:class="text">
      <style:text-properties style:font-name="Times New Roman1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odgłowki" style:family="paragraph" style:parent-style-name="Standard" style:class="text">
      <style:text-properties style:font-name="Times New Roman1" fo:font-family="'Times New Roman'" style:font-family-generic="roman" style:font-pitch="variable"/>
    </style:style>
    <style:style style:name="Góra" style:family="paragraph" style:parent-style-name="Standard" style:class="text">
      <style:paragraph-properties fo:margin-top="0.499cm" fo:margin-bottom="0cm" loext:contextual-spacing="false" fo:line-height="150%"/>
      <style:text-properties style:font-name="Times New Roman1" fo:font-family="'Times New Roman'" style:font-family-generic="roman" style:font-pitch="variable"/>
    </style:style>
    <style:style style:name="Głowki" style:family="paragraph" style:parent-style-name="Standard" style:class="text"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Kropki" style:family="paragraph" style:parent-style-name="Standard" style:class="extra">
      <style:text-properties style:font-name="Times New Roman1" fo:font-family="'Times New Roman'" style:font-family-generic="roman" style:font-pitch="variable"/>
    </style:style>
    <style:style style:name="Nadkropek" style:family="paragraph" style:parent-style-name="Nagłówki" style:class="extra">
      <style:text-properties fo:font-style="italic" style:font-style-asian="italic" style:font-style-complex="italic"/>
    </style:style>
    <style:style style:name="Nadkrop" style:family="paragraph" style:parent-style-name="Standard" style:class="extra"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Podbelki" style:family="paragraph" style:parent-style-name="Standard">
      <style:text-properties style:font-name="Times New Roman1" fo:font-family="'Times New Roman'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9.422119515</meta:creation-date>
    <dc:date>2017-11-06T09:55:29.747922179</dc:date>
    <meta:editing-duration>PT49M9S</meta:editing-duration>
    <meta:editing-cycles>11</meta:editing-cycles>
    <meta:generator>LibreOffice/5.4.2.2.0$Linux_X86_64 LibreOffice_project/40m0$Build-2</meta:generator>
    <meta:document-statistic meta:table-count="2" meta:image-count="0" meta:object-count="0" meta:page-count="1" meta:paragraph-count="56" meta:word-count="327" meta:character-count="2209" meta:non-whitespace-character-count="1953"/>
  </office:meta>
</office:document-meta>
</file>